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985cm" fo:min-width="0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color="#000000" style:font-name="DejaVu Sans Mono" fo:font-size="9pt" style:font-size-asian="9pt" style:font-size-complex="9pt"/>
    </style:style>
    <style:style style:name="P4" style:family="paragraph">
      <style:paragraph-properties fo:line-height="150%"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50%" fo:text-align="center"/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61484D61.png" xlink:type="simple" xlink:show="embed" xlink:actuate="onLoad">
            <text:p/>
          </draw:image>
        </draw:frame>
        <draw:custom-shape draw:style-name="gr2" draw:text-style-name="P1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83cm" svg:height="0.624cm" svg:x="1.075cm" svg:y="6.93cm">
          <draw:text-box>
            <text:p text:style-name="P2"><text:span text:style-name="T1">P8</text:span></text:p>
          </draw:text-box>
        </draw:frame>
        <draw:frame draw:style-name="gr4" draw:text-style-name="P3" draw:layer="layout" svg:width="0.883cm" svg:height="0.624cm" svg:x="1.076cm" svg:y="3.13cm">
          <draw:text-box>
            <text:p text:style-name="P2"><text:span text:style-name="T1">P9</text:span></text:p>
          </draw:text-box>
        </draw:frame>
        <draw:frame draw:style-name="gr5" draw:text-style-name="P5" draw:layer="layout" svg:width="7.106cm" svg:height="2.979cm" svg:x="0.995cm" svg:y="3.885cm">
          <draw:text-box>
            <text:p text:style-name="P4"><text:span text:style-name="T2">Analog line</text:span></text:p>
            <text:p text:style-name="P4"><text:span text:style-name="T3">GPIO line</text:span></text:p>
            <text:p text:style-name="P4"><text:span text:style-name="T4">Multi feature digital line</text:span></text:p>
            <text:p text:style-name="P4"><text:span text:style-name="T5">Reserved digital line</text:span></text:p>
          </draw:text-box>
        </draw:frame>
        <draw:custom-shape draw:style-name="gr3" draw:text-style-name="P1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0.65cm" svg:height="0.827cm" svg:x="6.3cm" svg:y="3.076cm">
          <draw:text-box>
            <text:p text:style-name="P6"><text:span text:style-name="T6">1</text:span></text:p>
            <text:p text:style-name="P6"><text:span text:style-name="T6">2</text:span></text:p>
          </draw:text-box>
        </draw:frame>
        <draw:frame draw:style-name="gr4" draw:text-style-name="P7" draw:layer="layout" svg:width="0.65cm" svg:height="0.827cm" svg:x="6.3cm" svg:y="6.877cm">
          <draw:text-box>
            <text:p text:style-name="P6"><text:span text:style-name="T6">1</text:span></text:p>
            <text:p text:style-name="P6"><text:span text:style-name="T6">2</text:span></text:p>
          </draw:text-box>
        </draw:frame>
        <draw:custom-shape draw:style-name="gr2" draw:text-style-name="P1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28T14:16:47.874658407</dc:date>
    <meta:editing-duration>PT1H40M43S</meta:editing-duration>
    <meta:editing-cycles>23</meta:editing-cycles>
    <meta:generator>LibreOffice/4.2.6.3$Linux_X86_64 LibreOffice_project/420m0$Build-3</meta:generator>
    <meta:document-statistic meta:object-count="80"/>
  </office:meta>
</office:document-meta>
</file>